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in" fo:margin-right="0in" fo:text-indent="0.5in" style:auto-text-indent="false"/>
    </style:style>
    <style:style style:name="P3" style:family="paragraph" style:parent-style-name="Standard">
      <style:paragraph-properties fo:margin-left="1in" fo:margin-right="0in" fo:text-indent="0.5in" style:auto-text-indent="false"/>
      <style:text-properties fo:color="#222222" fo:font-size="24pt" fo:font-weight="bold" style:font-size-asian="24pt" style:font-weight-asian="bold" style:font-size-complex="24pt" fo:background-color="#ffffff"/>
    </style:style>
    <style:style style:name="P4" style:family="paragraph" style:parent-style-name="Standard" style:master-page-name="Standard">
      <style:paragraph-properties fo:margin-left="1in" fo:margin-right="0in" fo:text-indent="0.5in" style:auto-text-indent="false" style:page-number="1"/>
      <style:text-properties fo:color="#222222" fo:font-size="24pt" fo:font-weight="bold" style:font-size-asian="24pt" style:font-weight-asian="bold" style:font-size-complex="24pt" fo:background-color="#ffffff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fo:font-size="13pt" style:font-size-asian="13pt" style:font-size-complex="13pt"/>
    </style:style>
    <style:style style:name="P7" style:family="paragraph" style:parent-style-name="Standard">
      <style:paragraph-properties fo:margin-top="0.1665in" fo:margin-bottom="0.1665in" loext:contextual-spacing="false" fo:line-height="100%"/>
      <style:text-properties fo:font-size="12pt" style:font-size-asian="12pt" style:font-size-complex="12pt" fo:background-color="#ffffff"/>
    </style:style>
    <style:style style:name="P8" style:family="paragraph" style:parent-style-name="Standard">
      <style:paragraph-properties fo:margin-top="0.1665in" fo:margin-bottom="0.1665in" loext:contextual-spacing="false" fo:line-height="100%"/>
      <style:text-properties fo:color="#222222" fo:font-size="12pt" style:font-size-asian="12pt" style:font-size-complex="12pt" fo:background-color="#ffffff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 fo:background-color="#ffffff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7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 fo:background-color="#ffffff"/>
    </style:style>
    <style:style style:name="P38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color="#222222" fo:font-size="24pt" fo:font-weight="bold" style:font-size-asian="24pt" style:font-weight-asian="bold" style:font-size-complex="24pt" fo:background-color="#ffffff"/>
    </style:style>
    <style:style style:name="T2" style:family="text">
      <style:text-properties fo:color="#222222" fo:font-size="11pt" fo:font-weight="bold" style:font-size-asian="11pt" style:font-weight-asian="bold" style:font-size-complex="11pt" fo:background-color="#ffffff"/>
    </style:style>
    <style:style style:name="T3" style:family="text">
      <style:text-properties fo:color="#222222" fo:font-size="12pt" style:font-size-asian="12pt" style:font-size-complex="12pt" fo:background-color="#ffffff"/>
    </style:style>
    <style:style style:name="T4" style:family="text">
      <style:text-properties fo:color="#222222" fo:font-size="13pt" fo:font-weight="bold" style:font-size-asian="13pt" style:font-weight-asian="bold" style:font-size-complex="13pt" fo:background-color="#ffffff"/>
    </style:style>
    <style:style style:name="T5" style:family="text">
      <style:text-properties fo:font-size="12pt" style:font-size-asian="12pt" style:font-size-complex="12pt" fo:background-color="#ffffff"/>
    </style:style>
    <style:style style:name="T6" style:family="text">
      <style:text-properties fo:font-size="12pt" fo:font-weight="bold" style:font-size-asian="12pt" style:font-weight-asian="bold" style:font-size-complex="12pt" fo:background-color="#ffffff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T10" style:family="text">
      <style:text-properties fo:color="#000000" fo:font-size="13pt" fo:font-weight="bold" style:font-size-asian="13pt" style:font-weight-asian="bold" style:font-size-complex="13pt" fo:background-color="#ffffff"/>
    </style:style>
    <style:style style:name="T11" style:family="text">
      <style:text-properties fo:color="#000000" fo:font-size="11pt" fo:font-weight="bold" style:font-size-asian="11pt" style:font-weight-asian="bold" style:font-size-complex="11pt" fo:background-color="#ffffff"/>
    </style:style>
    <style:style style:name="T12" style:family="text">
      <style:text-properties fo:font-size="13pt" fo:font-weight="bold" style:font-size-asian="13pt" style:font-weight-asian="bold" style:font-size-complex="13pt"/>
    </style:style>
    <style:style style:name="T13" style:family="text">
      <style:text-properties fo:font-size="13pt" fo:font-weight="bold" style:font-size-asian="13pt" style:font-weight-asian="bold" style:font-size-complex="13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TEST PLAN <text:s/>REPOR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bookmark text:name="_2iea32ipuhaj"/><text:span text:style-name="T2">Project Name:</text:span></text:p>
      <text:p text:style-name="P5"><text:span text:style-name="T5">Travel Booking Web Application</text:span></text:p>
      <text:p text:style-name="P38"><text:bookmark text:name="_mw426t6r64nr"/><text:span text:style-name="T2">Prepared By:</text:span></text:p>
      <text:p text:style-name="P5"><text:span text:style-name="T5">Haritha Harikumar</text:span></text:p>
      <text:p text:style-name="P38"><text:bookmark text:name="_9zwv091mb25"/><text:span text:style-name="T2">Date:</text:span></text:p>
      <text:p text:style-name="P5"><text:span text:style-name="T3">29/12/2024</text:span></text:p>
      <text:p text:style-name="P36"><text:bookmark text:name="_6lmp33pk035z"/><text:span text:style-name="T4">1. Introduction</text:span></text:p>
      <text:p text:style-name="P5"><text:span text:style-name="T5">The purpose of this test plan is to outline the testing strategy, objectives, resources, and schedule for the travel booking website </text:span><text:a xlink:type="simple" xlink:href="https://travelbooking.pythonanywhere.com/" text:style-name="ListLabel_20_73" text:visited-style-name="ListLabel_20_73"><text:span text:style-name="T7">https://travelbooking.pythonanywhere.com/</text:span></text:a><text:span text:style-name="T5"> . The goal is to ensure that the application is functional, reliable, and user-friendly.</text:span></text:p>
      <text:p text:style-name="P36"><text:bookmark text:name="_ug7cke83m0uq"/><text:span text:style-name="T10">2. Objectives</text:span></text:p>
      <text:list xml:id="list727251576" text:style-name="WWNum6">
        <text:list-item>
          <text:p text:style-name="P9"><text:span text:style-name="T5">Verify that all booking functionalities like searching, booking, and payment work as expected.</text:span></text:p>
        </text:list-item>
        <text:list-item>
          <text:p text:style-name="P17"><text:soft-page-break/><text:span text:style-name="T5">Ensure the application meets performance and security standards.</text:span></text:p>
        </text:list-item>
        <text:list-item>
          <text:p text:style-name="P24"><text:span text:style-name="T5">Validate the UI/UX for responsiveness and accessibility across multiple devices.</text:span></text:p>
        </text:list-item>
      </text:list>
      <text:p text:style-name="P36"><text:bookmark text:name="_qa3e9t6q375n"/><text:span text:style-name="T10">3. Scope</text:span></text:p>
      <text:list xml:id="list1640408952" text:style-name="WWNum7">
        <text:list-item>
          <text:p text:style-name="P10"><text:span text:style-name="T5">Functional testing of the booking flow.</text:span></text:p>
        </text:list-item>
        <text:list-item>
          <text:p text:style-name="P18"><text:span text:style-name="T5">Validation of input fields for user registration and login.</text:span></text:p>
        </text:list-item>
        <text:list-item>
          <text:p text:style-name="P18"><text:span text:style-name="T5">Payment gateway integration.</text:span></text:p>
        </text:list-item>
        <text:list-item>
          <text:p text:style-name="P18"><text:span text:style-name="T5">UI testing for responsiveness.</text:span></text:p>
        </text:list-item>
        <text:list-item>
          <text:p text:style-name="P18"><text:span text:style-name="T5">API testing for search results and bookings.</text:span></text:p>
        </text:list-item>
        <text:list-item>
          <text:p text:style-name="P25"><text:span text:style-name="T5">Performance testing under different user loads.</text:span></text:p>
        </text:list-item>
      </text:list>
      <text:p text:style-name="P29"/>
      <text:p text:style-name="P36"><text:bookmark text:name="_c2g806d1s8fd"/><text:span text:style-name="T10">4. Testing Types</text:span></text:p>
      <text:list xml:id="list512980346" text:style-name="WWNum5">
        <text:list-item>
          <text:p text:style-name="P11"><text:span text:style-name="T6">Functional Testing</text:span></text:p>
          <text:list>
            <text:list-item>
              <text:p text:style-name="P30"><text:span text:style-name="T5">Registration and Login functionality.</text:span></text:p>
            </text:list-item>
            <text:list-item>
              <text:p text:style-name="P30"><text:span text:style-name="T5">Search functionality for available travel packages.</text:span></text:p>
            </text:list-item>
            <text:list-item>
              <text:p text:style-name="P30"><text:span text:style-name="T5">Booking confirmation and cancellation processes.</text:span></text:p>
            </text:list-item>
          </text:list>
        </text:list-item>
        <text:list-item>
          <text:p text:style-name="P19"><text:span text:style-name="T6">Usability Testing</text:span></text:p>
          <text:list>
            <text:list-item>
              <text:p text:style-name="P30"><text:span text:style-name="T5">Evaluate the ease of navigation and user experience.</text:span></text:p>
            </text:list-item>
          </text:list>
        </text:list-item>
        <text:list-item>
          <text:p text:style-name="P19"><text:span text:style-name="T6">Performance Testing</text:span></text:p>
          <text:list>
            <text:list-item>
              <text:p text:style-name="P30"><text:span text:style-name="T5">Test site responsiveness under heavy traffic using JMeter.</text:span></text:p>
            </text:list-item>
          </text:list>
        </text:list-item>
        <text:list-item>
          <text:p text:style-name="P19"><text:span text:style-name="T6">Security Testing</text:span></text:p>
          <text:list>
            <text:list-item>
              <text:p text:style-name="P30"><text:span text:style-name="T5">Ensure secure handling of payment details using OWASP guidelines.</text:span></text:p>
            </text:list-item>
          </text:list>
        </text:list-item>
        <text:list-item>
          <text:p text:style-name="P19"><text:soft-page-break/><text:span text:style-name="T6">API Testing</text:span></text:p>
          <text:list>
            <text:list-item>
              <text:p text:style-name="P33"><text:span text:style-name="T5">Verify APIs for travel package search and user bookings using Postman.</text:span></text:p>
            </text:list-item>
          </text:list>
        </text:list-item>
      </text:list>
      <text:p text:style-name="P36"><text:bookmark text:name="_fx82jnov4g4w"/><text:span text:style-name="T10">5. Test Environment</text:span></text:p>
      <text:list xml:id="list1096806131" text:style-name="WWNum3">
        <text:list-item>
          <text:p text:style-name="P12"><text:span text:style-name="T6">Browsers:</text:span><text:span text:style-name="T5"> Chrome, Firefox, Safari, Edge.</text:span></text:p>
        </text:list-item>
        <text:list-item>
          <text:p text:style-name="P20"><text:span text:style-name="T6">Devices:</text:span><text:span text:style-name="T5"> Desktop and mobile.</text:span></text:p>
        </text:list-item>
        <text:list-item>
          <text:p text:style-name="P20"><text:span text:style-name="T6">Test Data:</text:span></text:p>
          <text:list>
            <text:list-item>
              <text:p text:style-name="P31"><text:span text:style-name="T5">Valid/Invalid credentials for user testing.</text:span></text:p>
            </text:list-item>
            <text:list-item>
              <text:p text:style-name="P34"><text:span text:style-name="T5">Test payment details for payment gateway validation.</text:span></text:p>
            </text:list-item>
          </text:list>
        </text:list-item>
      </text:list>
      <text:p text:style-name="P36"><text:bookmark text:name="_8g0u26apv6dy"/><text:span text:style-name="T10">6. Entry and Exit Criteria</text:span></text:p>
      <text:p text:style-name="P38"><text:bookmark text:name="_2fv9l1jgh3ks"/><text:span text:style-name="T11">Entry Criteria:</text:span></text:p>
      <text:list xml:id="list4274566477" text:style-name="WWNum4">
        <text:list-item>
          <text:p text:style-name="P13"><text:span text:style-name="T5">Application development is complete.</text:span></text:p>
        </text:list-item>
        <text:list-item>
          <text:p text:style-name="P21"><text:span text:style-name="T5">Test environment is set up.</text:span></text:p>
        </text:list-item>
        <text:list-item>
          <text:p text:style-name="P26"><text:span text:style-name="T5">Test data is prepared.</text:span></text:p>
        </text:list-item>
      </text:list>
      <text:p text:style-name="P38"><text:bookmark text:name="_oaxvy5p0pbv2"/><text:span text:style-name="T11">Exit Criteria:</text:span></text:p>
      <text:list xml:id="list637609516" text:style-name="WWNum2">
        <text:list-item>
          <text:p text:style-name="P14"><text:span text:style-name="T5">All critical defects are resolved.</text:span></text:p>
        </text:list-item>
        <text:list-item>
          <text:p text:style-name="P27"><text:span text:style-name="T5">Test cases are achieved</text:span></text:p>
        </text:list-item>
      </text:list>
      <text:p text:style-name="P36"><text:bookmark text:name="_ajg98yqqrkdk"/><text:span text:style-name="T10">7. Tools Used</text:span></text:p>
      <text:list xml:id="list493970239" text:style-name="WWNum8">
        <text:list-item>
          <text:p text:style-name="P15"><text:span text:style-name="T6">Manual Testing:</text:span><text:span text:style-name="T5">Google sheets</text:span><text:span text:style-name="T6"> </text:span><text:span text:style-name="T5">for test case management.</text:span></text:p>
        </text:list-item>
        <text:list-item>
          <text:p text:style-name="P22"><text:span text:style-name="T6">Automation Testing:</text:span><text:span text:style-name="T5"> Selenium WebDriver.</text:span></text:p>
        </text:list-item>
        <text:list-item>
          <text:p text:style-name="P22"><text:span text:style-name="T6">Performance Testing:</text:span><text:span text:style-name="T5"> JMeter.</text:span></text:p>
        </text:list-item>
        <text:list-item>
          <text:p text:style-name="P28"><text:span text:style-name="T6">API Testing:</text:span><text:span text:style-name="T5"> Postman</text:span></text:p>
        </text:list-item>
      </text:list>
      <text:p text:style-name="P37"><text:bookmark text:name="_yck09whe7bnr"/><text:soft-page-break/></text:p>
      <text:p text:style-name="P37"><text:bookmark text:name="_9rot4xa307w3"/></text:p>
      <text:p text:style-name="P37"><text:bookmark text:name="_msu5lz62fm0e"/></text:p>
      <text:p text:style-name="P36"><text:bookmark text:name="_y8pnf6zfzgcs"/><text:span text:style-name="T10">8. Test Case Document</text:span></text:p>
      <text:p text:style-name="Standard"><text:a xlink:type="simple" xlink:href="https://docs.google.com/spreadsheets/d/1T_Az_Z0KeK96CYzuUdyz3U0-OnjUxve6RSg_JLceW5I/edit?usp=sharing" text:style-name="ListLabel_20_74" text:visited-style-name="ListLabel_20_74"><text:span text:style-name="T8">https://docs.google.com/spreadsheets/d/1T_Az_Z0KeK96CYzuUdyz3U0-OnjUxve6RSg_JLceW5I/edit?usp=sharing</text:span></text:a></text:p>
      <text:p text:style-name="Standard"/>
      <text:p text:style-name="P5"><text:span text:style-name="T12">9.Test Scripts</text:span></text:p>
      <text:p text:style-name="P5"><text:a xlink:type="simple" xlink:href="https://docs.google.com/document/d/1psncYWWM4q_JrybIHpUQKH4N3S91_rLKRZOk0k25wQ8/edit?usp=sharing" text:style-name="ListLabel_20_75" text:visited-style-name="ListLabel_20_75"><text:span text:style-name="T9">https://docs.google.com/document/d/1psncYWWM4q_JrybIHpUQKH4N3S91_rLKRZOk0k25wQ8/edit?usp=sharing</text:span></text:a></text:p>
      <text:p text:style-name="P5"><text:span text:style-name="T12">10.Defect Report</text:span></text:p>
      <text:p text:style-name="P5"><text:a xlink:type="simple" xlink:href="https://docs.google.com/spreadsheets/d/1T_Az_Z0KeK96CYzuUdyz3U0-OnjUxve6RSg_JLceW5I/edit?usp=sharing" text:style-name="ListLabel_20_75" text:visited-style-name="ListLabel_20_75"><text:span text:style-name="T9">https://docs.google.com/spreadsheets/d/1T_Az_Z0KeK96CYzuUdyz3U0-OnjUxve6RSg_JLceW5I/edit?usp=sharing</text:span></text:a></text:p>
      <text:p text:style-name="P6"/>
      <text:p text:style-name="Standard"/>
      <text:p text:style-name="Standard"/>
      <text:p text:style-name="P5"><text:span text:style-name="T5"><text:s/></text:span><text:span text:style-name="T13">11. RisksandAssumptions</text:span></text:p>
      <text:list xml:id="list770067658" text:style-name="WWNum1">
        <text:list-item>
          <text:p text:style-name="P16"><text:span text:style-name="T6">Risks</text:span><text:span text:style-name="T5">:</text:span></text:p>
          <text:list>
            <text:list-item>
              <text:p text:style-name="P32"><text:span text:style-name="T5">Potential delays in defect fixing.</text:span></text:p>
            </text:list-item>
            <text:list-item>
              <text:p text:style-name="P32"><text:span text:style-name="T5">Inconsistent performance under high load.</text:span></text:p>
            </text:list-item>
          </text:list>
        </text:list-item>
        <text:list-item>
          <text:p text:style-name="P23"><text:span text:style-name="T6">Assumptions</text:span><text:span text:style-name="T5">:</text:span></text:p>
          <text:list>
            <text:list-item>
              <text:p text:style-name="P32"><text:span text:style-name="T5">The website will be stable during the testing phase.</text:span></text:p>
            </text:list-item>
            <text:list-item>
              <text:p text:style-name="P35"><text:span text:style-name="T5">Access to necessary tools and test environments <text:s/>is provided.</text:span></text:p>
            </text:list-item>
          </text:list>
        </text:list-item>
      </text:list>
      <text:p text:style-name="P7"/>
      <text:p text:style-name="P7"><text:soft-page-break/></text:p>
      <text:p text:style-name="P7"/>
      <text:p text:style-name="P36"><text:bookmark text:name="_am8c6hpydm7e"/><text:span text:style-name="T10">10. Approval</text:span></text:p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Role</text:p>
          </table:table-cell>
          <table:table-cell table:style-name="Table1.A1" office:value-type="string">
            <text:p text:style-name="P1">Signature</text:p>
          </table:table-cell>
        </table:table-row>
        <table:table-row table:style-name="Table1.1">
          <table:table-cell table:style-name="Table1.A1" office:value-type="string">
            <text:p text:style-name="P1">Haritha Harikumar</text:p>
          </table:table-cell>
          <table:table-cell table:style-name="Table1.A1" office:value-type="string">
            <text:p text:style-name="P1">Test Lead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text-underline-style="solid" style:text-underline-width="auto" style:text-underline-color="font-color"/>
    </style:style>
    <style:style style:name="ListLabel_20_75" style:display-name="ListLabel 75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71" meta:word-count="357" meta:character-count="2590" meta:non-whitespace-character-count="2342"/>
    <meta:generator>LibreOfficeDev/6.0.5.2$Linux_X86_64 LibreOffice_project/</meta:generator>
  </office:meta>
</office:document-meta>
</file>